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6d3f" officeooo:paragraph-rsid="00046d3f"/>
    </style:style>
    <style:style style:name="P2" style:family="paragraph" style:parent-style-name="Standard">
      <style:text-properties officeooo:rsid="00046d3f" officeooo:paragraph-rsid="00079040"/>
    </style:style>
    <style:style style:name="P3" style:family="paragraph" style:parent-style-name="Standard">
      <style:text-properties fo:font-weight="bold" officeooo:rsid="00046d3f" officeooo:paragraph-rsid="00046d3f" style:font-weight-asian="bold" style:font-weight-complex="bold"/>
    </style:style>
    <style:style style:name="P4" style:family="paragraph" style:parent-style-name="Standard">
      <style:text-properties officeooo:rsid="0005b463" officeooo:paragraph-rsid="0005b463"/>
    </style:style>
    <style:style style:name="T1" style:family="text">
      <style:text-properties officeooo:rsid="00079040"/>
    </style:style>
    <style:style style:name="T2" style:family="text">
      <style:text-properties officeooo:rsid="00090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Bills Application</text:p>
      <text:p text:style-name="P1"/>
      <text:p text:style-name="P2">Database: <text:span text:style-name="T2">bills</text:span></text:p>
      <text:p text:style-name="P1">Username: postgres</text:p>
      <text:p text:style-name="P1">password: 733securex</text:p>
      <text:p text:style-name="P1"/>
      <text:p text:style-name="P3">Check if database is up</text:p>
      <text:p text:style-name="P1">service <text:bookmark-start text:name="__DdeLink__2_570786802"/>postgresql <text:bookmark-end text:name="__DdeLink__2_570786802"/>status</text:p>
      <text:p text:style-name="P1"/>
      <text:p text:style-name="P4"><text:span text:style-name="T1">Server </text:span>Port: 908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5:54:24.333100084</meta:creation-date>
    <dc:date>2019-05-21T06:12:30.082412490</dc:date>
    <meta:editing-duration>PT7M57S</meta:editing-duration>
    <meta:editing-cycles>4</meta:editing-cycles>
    <meta:generator>LibreOffice/5.3.6.1$Linux_X86_64 LibreOffice_project/30$Build-1</meta:generator>
    <meta:document-statistic meta:table-count="0" meta:image-count="0" meta:object-count="0" meta:page-count="1" meta:paragraph-count="7" meta:word-count="20" meta:character-count="138" meta:non-whitespace-character-count="125"/>
  </office:meta>
</office:document-meta>
</file>